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3D9BDB8E96D708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c1d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#Image1|graphic" text:style-name="Internet_20_link" text:visited-style-name="Visited_20_Internet_20_Link"><text:span text:style-name="T1">#Image1|graphic</text:span></text:a></text:p>
      <text:p text:style-name="P1"><draw:frame draw:style-name="fr1" draw:name="Image1" text:anchor-type="as-char" svg:width="0.903cm" svg:height="0.903cm" draw:z-index="0"><draw:image xlink:href="Pictures/1000020100000020000000203D9BDB8E96D708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7T15:36:41.616000000</meta:creation-date>
    <dc:date>2019-09-17T15:37:52.541000000</dc:date>
    <meta:editing-duration>PT1M12S</meta:editing-duration>
    <meta:editing-cycles>1</meta:editing-cycles>
    <meta:document-statistic meta:table-count="0" meta:image-count="1" meta:object-count="0" meta:page-count="2" meta:paragraph-count="2" meta:word-count="1" meta:character-count="15" meta:non-whitespace-character-count="15"/>
    <meta:generator>LibreOfficeDev/6.4.0.0.alpha0$Windows_X86_64 LibreOffice_project/632ee9aae6d5f3cf08b6d6b2789310c20db713b7</meta:generator>
  </office:meta>
</office:document-meta>
</file>